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fr" fo:country="FR" style:language-asian="zxx" style:country-asian="none" style:language-complex="zxx" style:country-complex="none"/>
    </style:style>
    <style:style style:name="P2" style:family="paragraph" style:parent-style-name="Standard">
      <style:text-properties fo:language="fr" fo:country="FR" style:language-asian="zxx" style:country-asian="none" style:language-complex="zxx" style:country-complex="none"/>
    </style:style>
    <style:style style:name="T1" style:family="text">
      <style:text-properties fo:color="#000000" style:font-name="Times New Roman1" fo:font-size="12pt" style:font-name-asian="Times New Roman1" style:font-size-asian="12pt" style:font-name-complex="Times New Roman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 = ~</text:span>Bonjour, cher client. Je me présente. Vashir al'Maedissir, pour vous servir.<text:span text:style-name="T1">~~Bonjour, chère cliente. Je me présente. Vahir al'Maedissir, pour vous servir.~</text:span> //1 &amp; 2</text:p>
      <text:p text:style-name="P1"><text:span text:style-name="T1">@2 = ~</text:span>Client ? Ne suis-je pas votre nouveau maître ?<text:span text:style-name="T1">~~Cliente ? Ne suis-je pas votre nouvelle maîtresse ?~</text:span> // 4</text:p>
      <text:p text:style-name="P1"><text:span text:style-name="T1">@3 = ~</text:span>Bonjour, Vashir. Alors, pour mon premier voeu...<text:span text:style-name="T1">~</text:span> //4</text:p>
      <text:p text:style-name="P1"><text:span text:style-name="T1">@4 = ~</text:span>Ha non... Oui, je sais, mes confrère emprisonnés dans d'autres bouteilles, fioles, coffres et autres se font un devoir d'exaucer les vœux des mortels. Mais pas tous, voyez vous. Pour ma part, je préfère le commerce. C'est plus gratifiant d'amasser des trésors et de l'or plutôt que de les offrir. Enfin, c'est ce que me disait le Calife, et je respecte sa sagesse souveraine.<text:span text:style-name="T1">~</text:span> //-&gt;5</text:p>
      <text:p text:style-name="P1"><text:span text:style-name="T1">@5 = ~</text:span>Du coup, ça ne fait pas de vous mon maître, mais un de mes nombreux clients. Mais croyez moi, vous y gagnez. Mes articles sont de toute beauté, et en ne vous offrant pas trois vœux, je ne vous impose pas cette stupide limite de "trois" convocations.<text:span text:style-name="T1">~~Du coup, ça ne fait pas de vous ma maîtresse, mais une de mes nombreux clients. Mais croyez moi, vous y gagnez. Mes articles sont de toute beauté, et en ne vous offrant pas trois vœux, je ne vous impose pas cette stupide limite de "trois" convocations.~</text:span> //6 &amp; 8 &amp; 9</text:p>
      <text:p text:style-name="P1"><text:span text:style-name="T1">@6 = ~</text:span>Alors, je pourrais vous invoquer autant que je voudrais ?<text:span text:style-name="T1">~</text:span> //7</text:p>
      <text:p text:style-name="P1"><text:span text:style-name="T1">@7 = ~</text:span>Oui, tant que vous n'en abusez pas. Parce-que que vous savez, même si sortir de cette fiole ce n'est PAS difficile, c'est quand même épuisant si c'est trop souvent répété. Je vous offre donc de répondre à votre appel une fois par jour. Heu... et c'est non négociable, en fait.<text:span text:style-name="T1">~</text:span> //8 &amp; 9</text:p>
      <text:p text:style-name="P1"><text:span text:style-name="T1">@8 = ~</text:span>Très bien, j'ai compris. Dans ce cas, montrez moi ce que vous avez à vendre.<text:span text:style-name="T1">~</text:span> //10</text:p>
      <text:p text:style-name="P1"><text:span text:style-name="T1">@9 = ~</text:span>D'accord. Rentrez donc dans votre fiole, je vous rappellerais quand j'aurais quelques pièce à dépenser.<text:span text:style-name="T1">~</text:span> // exit</text:p>
      <text:p text:style-name="P1"><text:span text:style-name="T1">@10 = ~</text:span>Voilà qui est bien parlé. Regardez...<text:span text:style-name="T1">~</text:span> // shop</text:p>
      <text:p text:style-name="P1"><text:span text:style-name="T1">@11 = ~</text:span>Bonjour Vashir. Montrez moi ce que vous avez à vendre, s'il vous plaît.<text:span text:style-name="T1">~</text:span> //10</text:p>
      <text:p text:style-name="P1"><text:span text:style-name="T1">@13 = ~</text:span>Et bien, faite donc attention la prochaine fois.<text:span text:style-name="T1">~</text:span> //exit</text:p>
      <text:p text:style-name="P1"><text:span text:style-name="T1">@14 = ~Bonjour, cher client. Voulez vous voir mes articles ?~ <text:s/>~Bonjour, chère cliente. Voulez vous voir mes articles ?~ //11 &amp; 15</text:span></text:p>
      <text:p text:style-name="P1"><text:span text:style-name="T1">@15 = ~Non</text:span>, en fait, je me suis trompé d'objet rapide.<text:span text:style-name="T1">~~Non, en fait, je me suis trompée d'objet rapide.~</text:span> //13</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20M55S</meta:editing-duration>
    <meta:editing-cycles>9</meta:editing-cycles>
    <meta:generator>OpenOffice/4.1.7$Win32 OpenOffice.org_project/417m1$Build-9800</meta:generator>
    <dc:date>2021-07-31T19:35:31.29</dc:date>
    <meta:document-statistic meta:table-count="0" meta:image-count="0" meta:object-count="0" meta:page-count="1" meta:paragraph-count="14" meta:word-count="409" meta:character-count="2255"/>
    <meta:user-defined meta:name="Info 1"/>
    <meta:user-defined meta:name="Info 2"/>
    <meta:user-defined meta:name="Info 3"/>
    <meta:user-defined meta:name="Info 4"/>
  </office:meta>
</office:document-meta>
</file>